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Вопросы<text:s/></text:span><text:span text:style-name="T2">💎</text:span></text:p>
      <text:p text:style-name="P1"><text:span text:style-name="T3">1.<text:s/></text:span><text:span text:style-name="T4">Кратко опишите основные отличия `state` от `props`. <text:line-break/></text:span><text:span text:style-name="T5">Props</text:span><text:span text:style-name="T6"><text:s/>это - входные данные которые передаются в компонент извне, а<text:s/></text:span><text:span text:style-name="T7">State</text:span><text:span text:style-name="T8"><text:s/>это внутреннее состояние компонента которое создается в нем и полностью от него зависит.<text:s/></text:span><text:span text:style-name="T9">Props<text:s/></text:span><text:span text:style-name="T10">нельзя изменить, а State можно</text:span><text:span text:style-name="T11"/></text:p>
      <text:p text:style-name="P1"><text:span text:style-name="T11">2. Какую ошибку я допустила в следующем коде и как ее исправить:</text:span></text:p>
      <text:p text:style-name="P1"><text:span text:style-name="T11"><text:s text:c="2"/></text:span><draw:frame text:anchor-type="as-char" svg:width="113.24mm" svg:height="42.86mm" style:rel-width="scale" style:rel-height="scale"><draw:object-ole xlink:href="OleObj1"/><draw:image xlink:href="ObjectReplacements/OleObj1"/></draw:frame><text:span text:style-name="T13"><text:s text:c="2"/><text:line-break/></text:span><text:span text:style-name="T14">Пропсы нельзя изменить, их можно только читать, здесь попытка изменить пропсы так как начальный массив изменяется</text:span><text:span text:style-name="T15">.<text:s/></text:span><text:span text:style-name="T16">Исправить можно создав независимую копию массива с помощью<text:s/></text:span><text:span text:style-name="T17">spread</text:span><text:span text:style-name="T18"><text:line-break/></text:span><text:span text:style-name="T19">handleChange = () =&gt; {</text:span></text:p>
      <text:p text:style-name="P1"><text:span text:style-name="T19"><text:s text:c="8"/>const chechedArr = [...this.state.arr]; </text:span></text:p>
      <text:p text:style-name="P1"><text:span text:style-name="T19"><text:s text:c="8"/>chechedArr.push(5);<text:s text:c="2"/></text:span></text:p>
      <text:p text:style-name="P1"><text:span text:style-name="T19"><text:s text:c="8"/>this.setState({</text:span></text:p>
      <text:p text:style-name="P1"><text:span text:style-name="T19"><text:s text:c="13"/>arr: chechedArr,</text:span></text:p>
      <text:p text:style-name="P1"><text:span text:style-name="T19"><text:s text:c="4"/>});</text:span></text:p>
      <text:p text:style-name="P1"><text:span text:style-name="T19"><text:s text:c="2"/>};<text:line-break/></text:span><text:span text:style-name="T20"/></text:p>
      <text:p text:style-name="P1"><text:span text:style-name="T21">3. Можно ли повесить на один элемент несколько обработчиков событий?<text:line-break/></text:span><text:span text:style-name="T22">Мне кажется что нет, по крайней мере на данном этапе обучения я не знаю как это сделать, разве что передать внутри одной функции другую, но это не совсем то</text:span><text:span text:style-name="T23"/></text:p>
      <text:p text:style-name="P1"><text:span text:style-name="T23">4. Каким образом можно изменить `state`?<text:line-break/></text:span><text:span text:style-name="T24">С помощью функции<text:s/></text:span><text:span text:style-name="T25">setState.</text:span><text:span text:style-name="T26"/></text:p>
      <text:p text:style-name="P1"><text:span text:style-name="T26">5. Попробуйте предсказать какие сообщения будут в консоли и объяснить результат:</text:span></text:p>
      <text:p text:style-name="P2"><draw:frame text:anchor-type="as-char" svg:width="103.72mm" svg:height="44.98mm" style:rel-width="scale" style:rel-height="scale"><draw:object-ole xlink:href="OleObj2"/><draw:image xlink:href="ObjectReplacements/OleObj2"/></draw:frame><text:span text:style-name="T26"><text:s text:c="2"/></text:span></text:p>
      <text:p text:style-name="P3"><text:span text:style-name="T27"><text:s/></text:span><text:span text:style-name="T28">true</text:span><text:span text:style-name="T29">, если в первом выводе<text:s/></text:span><text:span text:style-name="T30">false</text:span><text:span text:style-name="T31">, то потом мы выводим обратное значение, с помощью оператора "</text:span><text:span text:style-name="T32">!</text:span><text:span text:style-name="T33">"</text:span></text:p>
      <text:p text:style-name="P3"><text:span text:style-name="T34">6. Какими способами можно задать функцию `handleChange` и какой из них является самым правильным?<text:line-break/></text:span><text:span text:style-name="T35">Как обычную функцию и как стрелочную, самый правильный это стрелочная функция</text:span><text:span text:style-name="T36"/></text:p>
      <text:p text:style-name="P3"><text:span text:style-name="T36">7. Чем отличаются классовые и функциональные компоненты? Какие из них предпочтительнее в 2021 году?<text:line-break/></text:span><text:span text:style-name="T37">В классовых есть конструктор, они наследуются от<text:s/></text:span><text:span text:style-name="T38">React.Component</text:span><text:span text:style-name="T39">,<text:s/></text:span><text:span text:style-name="T40">ecnm<text:s/></text:span><text:span text:style-name="T41">Render. Предпочтительнее использовать функциональные</text:span><text:span text:style-name="T42"/></text:p>
      <text:p text:style-name="P3"><text:span text:style-name="T42">8. Есть ли `this` в функциональных компонентах? Как можно получить к нему доступ?<text:line-break/></text:span><text:span text:style-name="T43">Нет. С помощью функции<text:s/></text:span><text:span text:style-name="T44">(</text:span><text:span text:style-name="T45">хука</text:span><text:span text:style-name="T46">) useState</text:span><text:span text:style-name="T47"/></text:p>
      <text:p text:style-name="P3"><text:span text:style-name="T47">9. Можно ли использовать `props` и `state` одновременно?<text:line-break/></text:span><text:span text:style-name="T48">Да, они друг от друга не зависят, и могут использоваться вместе.<text:s/></text:span><text:span text:style-name="T49"/></text:p>
      <text:p text:style-name="P3"><text:span text:style-name="T49">10. Где можно задать `state` без использования команды `this.setState`?<text:line-break/></text:span><text:span text:style-name="T50">В<text:s/></text:span><text:span text:style-name="T51">constructor()</text:span><text:span text:style-name="T52"/></text:p>
      <text:p text:style-name="P3"><text:span text:style-name="T52">11. Может ли состояние классового компонента не быть объектом? А функционального?<text:line-break/></text:span><text:span text:style-name="T53">Да, компоненты без состояния (</text:span><text:span text:style-name="T54">stateless</text:span><text:span text:style-name="T55">) просто отрисовывают переданные свойства</text:span><text:span text:style-name="T56"/></text:p>
      <text:p text:style-name="P3"><text:span text:style-name="T56">12. Способны ли функциональные компоненты самостоятельно хранить состояние?<text:line-break/></text:span><text:span text:style-name="T57">Да, это стало возможным с приходом хуков в 2019 году</text:span></text:p>
      <text:p text:style-name="P3"><text:span text:style-name="T58">13. Как использовать хуки в классовых компонентах?<text:line-break/></text:span><text:span text:style-name="T59">Хуки не работают внутри классов, а используются вместо них</text:span></text:p>
      <text:p text:style-name="P3"><text:span text:style-name="T60">14. А как задать начальное состояние `props`, если они еще не были переданы?<text:line-break/></text:span><text:span text:style-name="T61">С помощью</text:span><text:span text:style-name="T62"><text:s/>static defaultProps</text:span><text:span text:style-name="T6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